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flater.Infla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flater.inflate( byte [ ]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flater.setDictionary( byte [ ]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flater.setInput( byte [ ] var0 , int var1 , int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flater.inflate( byte [ ] var0 , int var1 , int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flater.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flater.getRemain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flater.setDictionary( byte [ ] var0 , int var1 , int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flater.setInput( byte [ ]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flater.needsIn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flater.Inflater( boolean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flater.getTotal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flater.finish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flater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flater.fin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flater.getA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flater.needsDictiona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flater.getTotal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